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5495" officeooo:paragraph-rsid="00035495"/>
    </style:style>
    <style:style style:name="P2" style:family="paragraph" style:parent-style-name="Standard">
      <style:text-properties officeooo:rsid="0004bc5d" officeooo:paragraph-rsid="0004bc5d"/>
    </style:style>
    <style:style style:name="P3" style:family="paragraph" style:parent-style-name="Standard">
      <style:text-properties fo:font-weight="bold" officeooo:rsid="0006dd9a" officeooo:paragraph-rsid="0006dd9a" style:font-weight-asian="bold" style:font-weight-complex="bold"/>
    </style:style>
    <style:style style:name="P4" style:family="paragraph" style:parent-style-name="Standard">
      <style:text-properties fo:font-weight="bold" officeooo:rsid="003825e6" officeooo:paragraph-rsid="003825e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35495" officeooo:paragraph-rsid="0003549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weight="bold" officeooo:rsid="00035495" officeooo:paragraph-rsid="0003549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89c69" officeooo:paragraph-rsid="00089c6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3825e6" officeooo:paragraph-rsid="003825e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472908" officeooo:paragraph-rsid="00472908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465a4" loext:opacity="100%" officeooo:rsid="00035495" officeooo:paragraph-rsid="00035495"/>
    </style:style>
    <style:style style:name="P11" style:family="paragraph" style:parent-style-name="Standard">
      <style:text-properties fo:color="#3465a4" loext:opacity="100%" officeooo:rsid="0006dd9a" officeooo:paragraph-rsid="0006dd9a"/>
    </style:style>
    <style:style style:name="P12" style:family="paragraph" style:parent-style-name="Standard">
      <style:text-properties fo:color="#3465a4" loext:opacity="100%" officeooo:rsid="0007f798" officeooo:paragraph-rsid="0007f798"/>
    </style:style>
    <style:style style:name="P13" style:family="paragraph" style:parent-style-name="Preformatted_20_Text">
      <style:text-properties fo:color="#3465a4" loext:opacity="100%" style:font-name="Liberation Serif" fo:font-size="12pt" officeooo:rsid="002e9378" officeooo:paragraph-rsid="002e9378" style:font-size-asian="12pt" style:font-size-complex="12pt"/>
    </style:style>
    <style:style style:name="P14" style:family="paragraph" style:parent-style-name="Preformatted_20_Text">
      <style:text-properties fo:color="#3465a4" loext:opacity="100%" style:font-name="Liberation Serif"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color="#3465a4" loext:opacity="100%" style:font-name="Liberation Serif" fo:font-size="12pt" style:font-size-asian="12pt" style:font-size-complex="12pt"/>
    </style:style>
    <style:style style:name="P16" style:family="paragraph" style:parent-style-name="Standard">
      <style:text-properties fo:color="#3465a4" loext:opacity="100%" style:font-name="Liberation Serif" fo:font-size="12pt" fo:font-weight="normal" officeooo:rsid="003825e6" officeooo:paragraph-rsid="003825e6" fo:background-color="transparent" style:font-size-asian="12pt" style:font-size-complex="12pt"/>
    </style:style>
    <style:style style:name="P17" style:family="paragraph" style:parent-style-name="Standard">
      <style:text-properties fo:color="#3465a4" loext:opacity="100%" style:font-name="Liberation Serif" fo:font-size="12pt" fo:font-weight="normal" officeooo:rsid="003825e6" officeooo:paragraph-rsid="0038d396" fo:background-color="transparent" style:font-size-asian="12pt" style:font-size-complex="12pt"/>
    </style:style>
    <style:style style:name="P18" style:family="paragraph" style:parent-style-name="Standard">
      <style:text-properties fo:color="#3465a4" loext:opacity="100%" officeooo:rsid="000d204e" officeooo:paragraph-rsid="000d204e"/>
    </style:style>
    <style:style style:name="P19" style:family="paragraph" style:parent-style-name="Standard">
      <style:text-properties fo:color="#3465a4" loext:opacity="100%" officeooo:rsid="0015c4ea" officeooo:paragraph-rsid="0015c4ea"/>
    </style:style>
    <style:style style:name="P20" style:family="paragraph" style:parent-style-name="Standard">
      <style:text-properties fo:color="#3465a4" loext:opacity="100%" officeooo:rsid="000ff9c0" officeooo:paragraph-rsid="000ff9c0"/>
    </style:style>
    <style:style style:name="P21" style:family="paragraph" style:parent-style-name="Standard">
      <style:text-properties fo:color="#3465a4" loext:opacity="100%" officeooo:rsid="000ff9c0" officeooo:paragraph-rsid="0016c32d"/>
    </style:style>
    <style:style style:name="P22" style:family="paragraph" style:parent-style-name="Standard">
      <style:text-properties fo:color="#3465a4" loext:opacity="100%" officeooo:rsid="000ff9c0" officeooo:paragraph-rsid="00190fb0"/>
    </style:style>
    <style:style style:name="P23" style:family="paragraph" style:parent-style-name="Standard">
      <style:text-properties fo:color="#3465a4" loext:opacity="100%" officeooo:rsid="0016c32d" officeooo:paragraph-rsid="0016c32d"/>
    </style:style>
    <style:style style:name="P24" style:family="paragraph" style:parent-style-name="Standard">
      <style:text-properties fo:color="#3465a4" loext:opacity="100%" officeooo:rsid="0024b39a" officeooo:paragraph-rsid="0024b39a"/>
    </style:style>
    <style:style style:name="P25" style:family="paragraph" style:parent-style-name="Standard">
      <style:text-properties fo:color="#3465a4" loext:opacity="100%" officeooo:rsid="00268b85" officeooo:paragraph-rsid="00268b85"/>
    </style:style>
    <style:style style:name="P26" style:family="paragraph" style:parent-style-name="Standard">
      <style:text-properties fo:color="#3465a4" loext:opacity="100%" officeooo:rsid="002def38" officeooo:paragraph-rsid="002def38"/>
    </style:style>
    <style:style style:name="P27" style:family="paragraph" style:parent-style-name="Standard">
      <style:text-properties fo:color="#3465a4" loext:opacity="100%" officeooo:rsid="00322cd7" officeooo:paragraph-rsid="00322cd7"/>
    </style:style>
    <style:style style:name="P28" style:family="paragraph" style:parent-style-name="Standard">
      <style:text-properties fo:color="#3465a4" loext:opacity="100%" fo:font-weight="normal" officeooo:rsid="00322cd7" officeooo:paragraph-rsid="00322cd7" style:font-weight-asian="normal" style:font-weight-complex="normal"/>
    </style:style>
    <style:style style:name="P29" style:family="paragraph" style:parent-style-name="Standard">
      <style:text-properties fo:color="#3465a4" loext:opacity="100%" officeooo:rsid="0032b55d" officeooo:paragraph-rsid="0032b55d" fo:background-color="transparent"/>
    </style:style>
    <style:style style:name="P30" style:family="paragraph" style:parent-style-name="Standard">
      <style:text-properties officeooo:rsid="0006dd9a" officeooo:paragraph-rsid="0006dd9a"/>
    </style:style>
    <style:style style:name="P31" style:family="paragraph" style:parent-style-name="Standard">
      <style:text-properties officeooo:rsid="0006dd9a" officeooo:paragraph-rsid="000bb6de"/>
    </style:style>
    <style:style style:name="P32" style:family="paragraph" style:parent-style-name="Standard">
      <style:text-properties fo:color="#000000" loext:opacity="100%" officeooo:rsid="0006dd9a" officeooo:paragraph-rsid="0006dd9a"/>
    </style:style>
    <style:style style:name="P33" style:family="paragraph" style:parent-style-name="Standard">
      <style:text-properties fo:color="#000000" loext:opacity="100%" officeooo:rsid="001aa735" officeooo:paragraph-rsid="001aa735"/>
    </style:style>
    <style:style style:name="P34" style:family="paragraph" style:parent-style-name="Standard">
      <style:text-properties fo:color="#000000" loext:opacity="100%" officeooo:rsid="001aa735" officeooo:paragraph-rsid="001cf8d8"/>
    </style:style>
    <style:style style:name="P35" style:family="paragraph" style:parent-style-name="Standard">
      <style:text-properties fo:color="#000000" loext:opacity="100%" fo:font-size="14pt" fo:font-weight="bold" officeooo:rsid="001aa735" officeooo:paragraph-rsid="001cf8d8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fo:font-size="14pt" fo:font-weight="bold" officeooo:rsid="003042d3" officeooo:paragraph-rsid="003042d3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000000" loext:opacity="100%" fo:font-size="16pt" fo:font-weight="bold" officeooo:rsid="00231ddf" officeooo:paragraph-rsid="00231ddf" style:font-size-asian="14pt" style:font-weight-asian="bold" style:font-size-complex="16pt" style:font-weight-complex="bold"/>
    </style:style>
    <style:style style:name="P38" style:family="paragraph" style:parent-style-name="Standard">
      <style:text-properties fo:color="#000000" loext:opacity="100%" fo:font-size="16pt" fo:font-weight="bold" officeooo:rsid="00231ddf" officeooo:paragraph-rsid="002e9378" style:font-size-asian="14pt" style:font-weight-asian="bold" style:font-size-complex="16pt" style:font-weight-complex="bold"/>
    </style:style>
    <style:style style:name="P39" style:family="paragraph" style:parent-style-name="Standard">
      <style:text-properties fo:color="#000000" loext:opacity="100%" officeooo:rsid="0024b39a" officeooo:paragraph-rsid="0024b39a"/>
    </style:style>
    <style:style style:name="P40" style:family="paragraph" style:parent-style-name="Standard">
      <style:text-properties fo:color="#000000" loext:opacity="100%" officeooo:rsid="00268b85" officeooo:paragraph-rsid="00268b85"/>
    </style:style>
    <style:style style:name="P41" style:family="paragraph" style:parent-style-name="Standard">
      <style:text-properties fo:color="#000000" loext:opacity="100%" officeooo:rsid="002e9378" officeooo:paragraph-rsid="002e9378"/>
    </style:style>
    <style:style style:name="P42" style:family="paragraph" style:parent-style-name="Standard">
      <style:text-properties fo:color="#000000" loext:opacity="100%" fo:font-size="12pt" fo:font-weight="normal" officeooo:rsid="002e9378" officeooo:paragraph-rsid="002e9378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3042d3" officeooo:paragraph-rsid="003042d3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officeooo:rsid="0032b55d" officeooo:paragraph-rsid="0032b55d"/>
    </style:style>
    <style:style style:name="P45" style:family="paragraph" style:parent-style-name="Standard">
      <style:paragraph-properties style:line-height-at-least="0.503cm"/>
      <style:text-properties fo:color="#000000" loext:opacity="100%" style:font-name="Droid Sans Mono" fo:font-size="9pt" fo:font-weight="normal" fo:background-color="transparent" style:font-size-asian="9pt" style:font-size-complex="9pt"/>
    </style:style>
    <style:style style:name="P46" style:family="paragraph" style:parent-style-name="Standard">
      <style:text-properties fo:color="#000000" loext:opacity="100%" style:font-name="Liberation Serif" fo:font-size="12pt" fo:font-weight="normal" officeooo:rsid="003825e6" officeooo:paragraph-rsid="003825e6" fo:background-color="transparent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fo:font-weight="normal" officeooo:rsid="0044a44d" officeooo:paragraph-rsid="0044a44d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style:font-name="Liberation Serif" fo:font-size="12pt" fo:font-style="normal" fo:font-weight="normal" officeooo:rsid="003825e6" officeooo:paragraph-rsid="0038d396" fo:background-color="transparent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loext:opacity="100%" style:font-name="Liberation Serif" fo:font-size="12pt" fo:font-style="normal" fo:font-weight="normal" officeooo:rsid="0038d396" officeooo:paragraph-rsid="0038d396" fo:background-color="transparent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loext:opacity="100%" style:font-name="Liberation Serif" fo:font-size="14pt" fo:font-weight="bold" officeooo:rsid="003825e6" officeooo:paragraph-rsid="003825e6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000000" loext:opacity="100%" style:font-name="Liberation Serif" fo:font-size="14pt" fo:font-weight="bold" officeooo:rsid="0044a44d" officeooo:paragraph-rsid="0044a44d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00" loext:opacity="100%" officeooo:rsid="003825e6" officeooo:paragraph-rsid="003b5c20"/>
    </style:style>
    <style:style style:name="P53" style:family="paragraph" style:parent-style-name="Standard">
      <style:text-properties officeooo:rsid="0007f798" officeooo:paragraph-rsid="0007f798"/>
    </style:style>
    <style:style style:name="P54" style:family="paragraph" style:parent-style-name="Standard">
      <style:text-properties officeooo:rsid="00089c69" officeooo:paragraph-rsid="00089c69"/>
    </style:style>
    <style:style style:name="P55" style:family="paragraph" style:parent-style-name="Preformatted_20_Text">
      <loext:graphic-properties draw:fill="solid" draw:fill-color="#f6f8fa" draw:opacity="100%"/>
      <style:paragraph-properties fo:background-color="#f6f8fa"/>
    </style:style>
    <style:style style:name="P56" style:family="paragraph" style:parent-style-name="Preformatted_20_Text">
      <loext:graphic-properties draw:fill="solid" draw:fill-color="#f6f8fa" draw:opacity="100%"/>
      <style:paragraph-properties fo:margin-top="0cm" fo:margin-bottom="0.499cm" style:contextual-spacing="false" fo:background-color="#f6f8fa"/>
    </style:style>
    <style:style style:name="P57" style:family="paragraph" style:parent-style-name="Preformatted_20_Text">
      <loext:graphic-properties draw:fill="solid" draw:fill-color="#f6f8fa" draw:opacity="100%"/>
      <style:paragraph-properties fo:background-color="#f6f8fa"/>
      <style:text-properties officeooo:paragraph-rsid="003042d3"/>
    </style:style>
    <style:style style:name="P58" style:family="paragraph" style:parent-style-name="Standard">
      <style:text-properties officeooo:rsid="000bb6de" officeooo:paragraph-rsid="000bb6de"/>
    </style:style>
    <style:style style:name="P59" style:family="paragraph" style:parent-style-name="Standard">
      <style:text-properties officeooo:rsid="000d204e" officeooo:paragraph-rsid="000d204e"/>
    </style:style>
    <style:style style:name="P60" style:family="paragraph" style:parent-style-name="Standard">
      <style:text-properties officeooo:rsid="000f1a9c" officeooo:paragraph-rsid="000f1a9c"/>
    </style:style>
    <style:style style:name="P61" style:family="paragraph" style:parent-style-name="Standard">
      <style:text-properties officeooo:rsid="000ff9c0" officeooo:paragraph-rsid="000ff9c0"/>
    </style:style>
    <style:style style:name="P62" style:family="paragraph" style:parent-style-name="Standard">
      <style:text-properties officeooo:rsid="00163671" officeooo:paragraph-rsid="00163671"/>
    </style:style>
    <style:style style:name="P63" style:family="paragraph" style:parent-style-name="Standard">
      <style:text-properties officeooo:rsid="001aa735" officeooo:paragraph-rsid="001aa735"/>
    </style:style>
    <style:style style:name="P64" style:family="paragraph" style:parent-style-name="Standard">
      <style:text-properties officeooo:rsid="001cf8d8" officeooo:paragraph-rsid="001cf8d8"/>
    </style:style>
    <style:style style:name="P65" style:family="paragraph" style:parent-style-name="Standard">
      <style:text-properties officeooo:rsid="001ffef9" officeooo:paragraph-rsid="001ffef9"/>
    </style:style>
    <style:style style:name="P66" style:family="paragraph" style:parent-style-name="Standard">
      <style:text-properties officeooo:rsid="00322cd7" officeooo:paragraph-rsid="00322cd7"/>
    </style:style>
    <style:style style:name="P67" style:family="paragraph" style:parent-style-name="Standard">
      <style:paragraph-properties>
        <style:tab-stops>
          <style:tab-stop style:position="15.901cm"/>
        </style:tab-stops>
      </style:paragraph-properties>
      <style:text-properties officeooo:rsid="00322cd7" officeooo:paragraph-rsid="00322cd7"/>
    </style:style>
    <style:style style:name="P68" style:family="paragraph" style:parent-style-name="Standard">
      <style:text-properties officeooo:rsid="0032b55d" officeooo:paragraph-rsid="0032b55d"/>
    </style:style>
    <style:style style:name="P69" style:family="paragraph" style:parent-style-name="Standard">
      <style:text-properties fo:color="#cccccc" loext:opacity="100%" style:font-name="Droid Sans Mono" fo:font-size="10.5pt" fo:font-weight="normal" officeooo:rsid="0044a44d" officeooo:paragraph-rsid="0044a44d" fo:background-color="#1f1f1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1" style:family="paragraph" style:parent-style-name="Standard">
      <style:text-properties fo:color="#6a9955" loext:opacity="100%" style:font-name="Droid Sans Mono" fo:font-size="10.5pt" fo:font-weight="normal" officeooo:rsid="0044a44d" officeooo:paragraph-rsid="0044a44d" fo:background-color="#1f1f1f" style:font-size-asian="10.5pt" style:font-weight-asian="normal" style:font-size-complex="12pt" style:font-weight-complex="normal"/>
    </style:style>
    <style:style style:name="P72" style:family="paragraph" style:parent-style-name="Standard">
      <style:text-properties officeooo:rsid="0036958c" officeooo:paragraph-rsid="0036958c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officeooo:rsid="0036958c" officeooo:paragraph-rsid="0036958c"/>
    </style:style>
    <style:style style:name="P74" style:family="paragraph" style:parent-style-name="Standard">
      <style:text-properties fo:color="#168253" loext:opacity="100%" officeooo:rsid="0036958c" officeooo:paragraph-rsid="0036958c"/>
    </style:style>
    <style:style style:name="P75" style:family="paragraph" style:parent-style-name="Standard">
      <style:text-properties officeooo:rsid="003825e6" officeooo:paragraph-rsid="003825e6"/>
    </style:style>
    <style:style style:name="P76" style:family="paragraph" style:parent-style-name="Standard">
      <style:text-properties officeooo:rsid="00472908" officeooo:paragraph-rsid="00472908"/>
    </style:style>
    <style:style style:name="P77" style:family="paragraph" style:parent-style-name="Standard" style:list-style-name="L1">
      <style:text-properties officeooo:rsid="0006dd9a" officeooo:paragraph-rsid="0006dd9a"/>
    </style:style>
    <style:style style:name="P78" style:family="paragraph" style:parent-style-name="Standard" style:list-style-name="L1">
      <style:text-properties officeooo:rsid="0007f798" officeooo:paragraph-rsid="0007f798"/>
    </style:style>
    <style:style style:name="P79" style:family="paragraph" style:parent-style-name="Standard" style:list-style-name="L2">
      <style:text-properties officeooo:rsid="00089c69" officeooo:paragraph-rsid="00089c69"/>
    </style:style>
    <style:style style:name="P80" style:family="paragraph" style:parent-style-name="Standard" style:list-style-name="L2">
      <style:text-properties officeooo:rsid="0015c4ea" officeooo:paragraph-rsid="0015c4ea"/>
    </style:style>
    <style:style style:name="P81" style:family="paragraph" style:parent-style-name="Standard" style:list-style-name="L2">
      <style:text-properties officeooo:rsid="002d9ef8" officeooo:paragraph-rsid="002d9ef8"/>
    </style:style>
    <style:style style:name="P82" style:family="paragraph" style:parent-style-name="Standard">
      <style:text-properties fo:color="#000000" loext:opacity="100%" style:font-name="Droid Sans Mono" fo:font-size="9pt" fo:font-weight="normal" officeooo:paragraph-rsid="0032b55d" fo:background-color="transparent" style:font-size-asian="9pt" style:font-size-complex="9pt"/>
    </style:style>
    <style:style style:name="P83" style:family="paragraph" style:parent-style-name="Standard">
      <style:text-properties fo:color="#000000" loext:opacity="100%" fo:font-style="italic" officeooo:rsid="0032b55d" officeooo:paragraph-rsid="0032b55d" style:font-style-asian="italic" style:font-style-complex="italic"/>
    </style:style>
    <style:style style:name="P84" style:family="paragraph" style:parent-style-name="Standard">
      <style:text-properties fo:color="#000000" loext:opacity="100%" fo:font-size="14pt" fo:font-weight="bold" officeooo:rsid="001cf8d8" officeooo:paragraph-rsid="001cf8d8" style:font-size-asian="14pt" style:font-weight-asian="bold" style:font-size-complex="14pt" style:font-weight-complex="bold"/>
    </style:style>
    <style:style style:name="P85" style:family="paragraph" style:parent-style-name="Standard">
      <style:text-properties fo:color="#3465a4" loext:opacity="100%" officeooo:rsid="00268b85" officeooo:paragraph-rsid="00268b85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color="#3465a4" loext:opacity="100%" officeooo:rsid="0036958c" officeooo:paragraph-rsid="0036958c"/>
    </style:style>
    <style:style style:name="P87" style:family="paragraph" style:parent-style-name="Standard">
      <style:text-properties fo:color="#3465a4" loext:opacity="100%" style:font-name="Liberation Serif" fo:font-size="12pt" fo:font-style="normal" fo:font-weight="normal" officeooo:rsid="003825e6" officeooo:paragraph-rsid="003825e6" fo:background-color="transparent" style:font-size-asian="12pt" style:font-style-asian="normal" style:font-size-complex="12pt" style:font-style-complex="normal"/>
    </style:style>
    <style:style style:name="P88" style:family="paragraph" style:parent-style-name="Standard">
      <style:text-properties fo:font-size="14pt" fo:font-weight="bold" officeooo:rsid="001cf8d8" officeooo:paragraph-rsid="001cf8d8" style:font-size-asian="14pt" style:font-weight-asian="bold" style:font-size-complex="14pt" style:font-weight-complex="bold"/>
    </style:style>
    <style:style style:name="P89" style:family="paragraph" style:parent-style-name="Standard">
      <style:paragraph-properties fo:break-before="page"/>
      <style:text-properties fo:font-size="14pt" fo:font-weight="bold" officeooo:rsid="001cf8d8" officeooo:paragraph-rsid="001cf8d8" style:font-size-asian="14pt" style:font-weight-asian="bold" style:font-size-complex="14pt" style:font-weight-complex="bold"/>
    </style:style>
    <style:style style:name="P90" style:family="paragraph" style:parent-style-name="Standard">
      <style:paragraph-properties fo:break-before="page"/>
      <style:text-properties fo:font-size="14pt" fo:font-weight="bold" officeooo:rsid="0036958c" officeooo:paragraph-rsid="0036958c" style:font-size-asian="14pt" style:font-weight-asian="bold" style:font-size-complex="14pt" style:font-weight-complex="bold"/>
    </style:style>
    <style:style style:name="P91" style:family="paragraph">
      <style:paragraph-properties fo:text-align="center"/>
    </style:style>
    <style:style style:name="T1" style:family="text">
      <style:text-properties officeooo:rsid="0004bc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bc5d" style:font-weight-asian="bold" style:font-weight-complex="bold"/>
    </style:style>
    <style:style style:name="T4" style:family="text">
      <style:text-properties officeooo:rsid="0004f14d"/>
    </style:style>
    <style:style style:name="T5" style:family="text">
      <style:text-properties fo:color="#3465a4" loext:opacity="100%"/>
    </style:style>
    <style:style style:name="T6" style:family="text">
      <style:text-properties fo:color="#3465a4" loext:opacity="100%" officeooo:rsid="000a3c42"/>
    </style:style>
    <style:style style:name="T7" style:family="text">
      <style:text-properties fo:color="#3465a4" loext:opacity="100%" officeooo:rsid="0016ba0d"/>
    </style:style>
    <style:style style:name="T8" style:family="text">
      <style:text-properties fo:color="#3465a4" loext:opacity="100%" officeooo:rsid="002e9378"/>
    </style:style>
    <style:style style:name="T9" style:family="text">
      <style:text-properties fo:color="#3465a4" loext:opacity="100%" officeooo:rsid="00367769"/>
    </style:style>
    <style:style style:name="T10" style:family="text">
      <style:text-properties fo:color="#3465a4" loext:opacity="100%" fo:font-style="normal" style:font-style-asian="normal" style:font-style-complex="normal"/>
    </style:style>
    <style:style style:name="T11" style:family="text">
      <style:text-properties fo:color="#3465a4" loext:opacity="100%" fo:font-style="italic" style:font-style-asian="italic" style:font-style-complex="italic"/>
    </style:style>
    <style:style style:name="T12" style:family="text">
      <style:text-properties fo:color="#3465a4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color="#3465a4" loext:opacity="100%" officeooo:rsid="0038d396"/>
    </style:style>
    <style:style style:name="T14" style:family="text">
      <style:text-properties fo:color="#3465a4" loext:opacity="100%" officeooo:rsid="003825e6"/>
    </style:style>
    <style:style style:name="T15" style:family="text">
      <style:text-properties officeooo:rsid="00080c53"/>
    </style:style>
    <style:style style:name="T16" style:family="text">
      <style:text-properties fo:color="#393a34" loext:opacity="100%"/>
    </style:style>
    <style:style style:name="T17" style:family="text">
      <style:text-properties fo:color="#393a34" loext:opacity="100%" fo:font-size="10pt" fo:font-weight="normal" officeooo:rsid="003042d3" style:font-size-asian="10pt" style:font-weight-asian="normal" style:font-size-complex="10pt" style:font-weight-complex="normal"/>
    </style:style>
    <style:style style:name="T18" style:family="text">
      <style:text-properties officeooo:rsid="000ff9c0"/>
    </style:style>
    <style:style style:name="T19" style:family="text">
      <style:text-properties officeooo:rsid="0010cdfc"/>
    </style:style>
    <style:style style:name="T20" style:family="text">
      <style:text-properties officeooo:rsid="00126dd2"/>
    </style:style>
    <style:style style:name="T21" style:family="text">
      <style:text-properties officeooo:rsid="0014331b"/>
    </style:style>
    <style:style style:name="T22" style:family="text">
      <style:text-properties officeooo:rsid="0014ff81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officeooo:rsid="001cf8d8"/>
    </style:style>
    <style:style style:name="T26" style:family="text">
      <style:text-properties officeooo:rsid="0024b39a"/>
    </style:style>
    <style:style style:name="T27" style:family="text">
      <style:text-properties officeooo:rsid="002a8216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officeooo:rsid="002e9378"/>
    </style:style>
    <style:style style:name="T30" style:family="text">
      <style:text-properties fo:color="#00009f" loext:opacity="100%"/>
    </style:style>
    <style:style style:name="T31" style:family="text">
      <style:text-properties fo:color="#00009f" loext:opacity="100%" fo:font-size="10pt" fo:font-weight="normal" officeooo:rsid="003042d3" style:font-size-asian="10pt" style:font-weight-asian="normal" style:font-size-complex="10pt" style:font-weight-complex="normal"/>
    </style:style>
    <style:style style:name="T32" style:family="text">
      <style:text-properties fo:color="#d73a49" loext:opacity="100%"/>
    </style:style>
    <style:style style:name="T33" style:family="text">
      <style:text-properties fo:color="#d73a49" loext:opacity="100%" fo:font-size="10pt" fo:font-weight="normal" officeooo:rsid="003042d3" style:font-size-asian="10pt" style:font-weight-asian="normal" style:font-size-complex="10pt" style:font-weight-complex="normal"/>
    </style:style>
    <style:style style:name="T34" style:family="text">
      <style:text-properties fo:color="#999988" loext:opacity="100%" fo:font-style="italic"/>
    </style:style>
    <style:style style:name="T35" style:family="text">
      <style:text-properties officeooo:rsid="00367769"/>
    </style:style>
    <style:style style:name="T36" style:family="text">
      <style:text-properties officeooo:rsid="0036958c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168253" loext:opacity="100%"/>
    </style:style>
    <style:style style:name="T40" style:family="text">
      <style:text-properties fo:color="#168253" loext:opacity="100%" fo:font-weight="bold" style:font-weight-asian="bold" style:font-weight-complex="bold"/>
    </style:style>
    <style:style style:name="T41" style:family="text">
      <style:text-properties fo:color="#168253" loext:opacity="100%" fo:font-style="normal" style:font-style-asian="normal" style:font-style-complex="normal"/>
    </style:style>
    <style:style style:name="T42" style:family="text">
      <style:text-properties fo:color="#168253" loext:opacity="100%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43" style:family="text">
      <style:text-properties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44" style:family="text">
      <style:text-properties style:font-name="Liberation Serif" fo:font-size="12pt" fo:font-style="normal" fo:font-weight="normal" officeooo:rsid="0038d396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font-name="Liberation Serif" fo:font-size="12pt" fo:font-style="normal" fo:font-weight="normal" officeooo:rsid="003b5c20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officeooo:rsid="0044a44d"/>
    </style:style>
    <style:style style:name="T47" style:family="text">
      <style:text-properties fo:color="#569cd6" loext:opacity="100%"/>
    </style:style>
    <style:style style:name="T48" style:family="text">
      <style:text-properties fo:color="#4fc1ff" loext:opacity="100%"/>
    </style:style>
    <style:style style:name="T49" style:family="text">
      <style:text-properties fo:color="#d4d4d4" loext:opacity="100%"/>
    </style:style>
    <style:style style:name="T50" style:family="text">
      <style:text-properties fo:color="#dcdcaa" loext:opacity="100%"/>
    </style:style>
    <style:style style:name="T51" style:family="text">
      <style:text-properties fo:color="#ce917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ção do App – Casa de Jogo</text:p>
      <text:p text:style-name="P1"/>
      <text:p text:style-name="P6">Como rodar no emulador</text:p>
      <text:p text:style-name="P1"/>
      <text:p text:style-name="P1">Para rodar no emulador é necessário ter instalado na máquina o <text:span text:style-name="T2">android studio</text:span>, e adicionados a <text:span text:style-name="T1">variável de ambiente </text:span><text:span text:style-name="T3">PATH</text:span> os caminhos das ferramentas binárias do android studio como abaixo:</text:p>
      <text:p text:style-name="P1"/>
      <text:p text:style-name="P10">export ANDROID_SDK_HOME=/home/italo/Android/Sdk</text:p>
      <text:p text:style-name="P10">export PATH=$PATH:$ANDROID_SDK_HOME/tools:$ANDROID_SDK_HOME/platform-tools</text:p>
      <text:p text:style-name="P1"/>
      <text:p text:style-name="P2">Claro, entenda que esta configuração está de acordo com o <text:span text:style-name="T2">linux ubuntu 22.0.4</text:span>. Se for fazer funcionar no <text:span text:style-name="T2">windows</text:span>, <text:span text:style-name="T4">será</text:span> necessária alterar para a configuração equivalente.</text:p>
      <text:p text:style-name="P2"/>
      <text:p text:style-name="P2">Feito isto, é necessário instalar o emulador. Na época que está sendo produzido este app, o <text:span text:style-name="T2">android</text:span> mais recente é o <text:span text:style-name="T2">14 API 34</text:span>. Logo, está sendo utilizado para testar um emulador correspondente a estas versões. O nome do <text:span text:style-name="T2">Android Virtual Device (AVD)</text:span> utilizado é “<text:span text:style-name="T5">Pixel_3a_API_34_extension_level_7_x86_64</text:span>”.</text:p>
      <text:p text:style-name="P2"/>
      <text:p text:style-name="P3">Tecnologias utilizadas além do android studio</text:p>
      <text:p text:style-name="P30"/>
      <text:list xml:id="list1042012970" text:style-name="L1">
        <text:list-item>
          <text:p text:style-name="P77">Node v20.11.0</text:p>
        </text:list-item>
        <text:list-item>
          <text:p text:style-name="P77">Npm 10.4.0</text:p>
        </text:list-item>
        <text:list-item>
          <text:p text:style-name="P77">React Native 0.73.4</text:p>
        </text:list-item>
        <text:list-item>
          <text:p text:style-name="P78">react-native-cli 12.3.<text:span text:style-name="T15">2</text:span></text:p>
        </text:list-item>
      </text:list>
      <text:p text:style-name="P2"/>
      <text:p text:style-name="P3">O repositório</text:p>
      <text:p text:style-name="P30"/>
      <text:p text:style-name="P30">O código fonte produzido em React Native 0.73.4 está no github. Para clonar o projeto, faça o seguinte:</text:p>
      <text:p text:style-name="P30"/>
      <text:p text:style-name="P30"><text:span text:style-name="T5">git clone </text:span><text:a xlink:type="simple" xlink:href="https://www.github.com/italoherbert/cjapp" text:style-name="Internet_20_link" text:visited-style-name="Visited_20_Internet_20_Link">https://www.github.com/italoherbert/cjapp</text:a></text:p>
      <text:p text:style-name="P30"/>
      <text:p text:style-name="P3">Instalando as dependências</text:p>
      <text:p text:style-name="P30"/>
      <text:p text:style-name="P30">Para instalar as dependências, entre no diretório cjapp correspondente ao projeto clonado e execute o seguinte comando:</text:p>
      <text:p text:style-name="P30"/>
      <text:p text:style-name="P11">npm install</text:p>
      <text:p text:style-name="P11"/>
      <text:p text:style-name="P32">Se ocorrer algum problema, execute:</text:p>
      <text:p text:style-name="P32"/>
      <text:p text:style-name="P11">rm -rf node_modules package-lock.json</text:p>
      <text:p text:style-name="P11">npm install</text:p>
      <text:p text:style-name="P30"/>
      <text:p text:style-name="P53">Rodando o projeto</text:p>
      <text:p text:style-name="P53"/>
      <text:p text:style-name="P53">Para rodar execute o seguinte na raiz do projeto:</text:p>
      <text:p text:style-name="P53"/>
      <text:p text:style-name="P12">npx react-native start</text:p>
      <text:p text:style-name="P53"/>
      <text:p text:style-name="P76"/>
      <text:p text:style-name="P76"/>
      <text:p text:style-name="P9"><text:soft-page-break/>Alterando o nome da aplicação</text:p>
      <text:p text:style-name="P76"/>
      <text:p text:style-name="P76">Acesse o arquivo android/app/src/main/res/values/strings.xml e altere o nome da aplicação nesse simples arquivo.</text:p>
      <text:p text:style-name="P76"/>
      <text:p text:style-name="P7">As libs do react-native utilizadas</text:p>
      <text:p text:style-name="P54"/>
      <text:list xml:id="list3868848140" text:style-name="L2">
        <text:list-item>
          <text:p text:style-name="P79">expo</text:p>
        </text:list-item>
        <text:list-item>
          <text:p text:style-name="P79">expo-sqlite</text:p>
        </text:list-item>
        <text:list-item>
          <text:p text:style-name="P79">@react-nativation/native<text:span text:style-name="T5"> – </text:span><text:span text:style-name="T7">e dependências</text:span></text:p>
        </text:list-item>
        <text:list-item>
          <text:p text:style-name="P80">@react-navigation/native-stack</text:p>
        </text:list-item>
        <text:list-item>
          <text:p text:style-name="P79">@react-nativation/bottom-tabs</text:p>
        </text:list-item>
        <text:list-item>
          <text:p text:style-name="P79">@fontawesome <text:span text:style-name="T5">– </text:span><text:span text:style-name="T6">várias libs</text:span></text:p>
        </text:list-item>
        <text:list-item>
          <text:p text:style-name="P79"><text:span text:style-name="T20">@</text:span>react-native-picker/picker</text:p>
        </text:list-item>
        <text:list-item>
          <text:p text:style-name="P79"><text:span text:style-name="T20">@</text:span>react-native-com<text:span text:style-name="T18">m</text:span>unity/datetimepicker</text:p>
        </text:list-item>
        <text:list-item>
          <text:p text:style-name="P81">react-native-bootsplash</text:p>
        </text:list-item>
        <text:list-item>
          <text:p text:style-name="P79">react-native-dialog</text:p>
        </text:list-item>
        <text:list-item>
          <text:p text:style-name="P79">react-native-snackbar</text:p>
        </text:list-item>
      </text:list>
      <text:p text:style-name="P54"/>
      <text:p text:style-name="P59">Foi utilizado o seguinte comando para criar o projeto:</text:p>
      <text:p text:style-name="P59"/>
      <text:p text:style-name="P18">npx <text:span text:style-name="T26">react-native init</text:span> cjapp<text:span text:style-name="T27">s</text:span></text:p>
      <text:p text:style-name="P18"/>
      <text:p text:style-name="P39">Após isto, instalar os <text:span text:style-name="T5">módulos do expo</text:span> com o seguinte comando:</text:p>
      <text:p text:style-name="P24"/>
      <text:p text:style-name="P24">npx <text:a xlink:type="simple" xlink:href="mailto:install-expo-modules@latest" text:style-name="Internet_20_link" text:visited-style-name="Visited_20_Internet_20_Link">install-expo-modules@latest</text:a></text:p>
      <text:p text:style-name="P24"/>
      <text:p text:style-name="P24"><draw:line text:anchor-type="paragraph" draw:z-index="1" draw:name="Linha horizontal 3" draw:style-name="gr1" draw:text-style-name="P91" svg:x1="-0.178cm" svg:y1="0.072cm" svg:x2="16.597cm" svg:y2="0.046cm"><text:p/></draw:line></text:p>
      <text:p text:style-name="P44">Feito isto, é necessário configurar o arquivo android/app/build.gradle como segue:</text:p>
      <text:p text:style-name="P44"/>
      <text:p text:style-name="P44"><text:tab/>Localize o seguinte código:</text:p>
      <text:p text:style-name="P44"/>
      <text:p text:style-name="P82">// Added by install-expo-modules</text:p>
      <text:p text:style-name="P45">entryFile = file(["node", "-e", "require('expo/scripts/resolveAppEntry')", rootDir.getAbsoluteFile().getParentFile().getAbsolutePath(), "android", "absolute"].execute(null, rootDir).text.trim())</text:p>
      <text:p text:style-name="P45">cliFile = new File(["node", "--print", "require.resolve('@expo/cli')"].execute(null, rootDir).text.trim())</text:p>
      <text:p text:style-name="P45">bundleCommand = "export:embed"</text:p>
      <text:p text:style-name="P44"/>
      <text:p text:style-name="P44"><text:tab/>E comente estas linhas do arquivo. </text:p>
      <text:p text:style-name="P44"/>
      <text:p text:style-name="P83"><text:tab/>Isto é necessário para o build de release funcionar corretamente. Caso contrário, é mostrado um erro referente ao hash dos arquivos de assets.</text:p>
      <text:p text:style-name="P24"/>
      <text:p text:style-name="P40"><draw:line text:anchor-type="paragraph" draw:z-index="0" draw:name="Linha horizontal 1" draw:style-name="gr1" draw:text-style-name="P91" svg:x1="-0.019cm" svg:y1="0.199cm" svg:x2="16.782cm" svg:y2="0.199cm"><text:p/></draw:line></text:p>
      <text:p text:style-name="P40"/>
      <text:p text:style-name="P40">Para instalar o <text:span text:style-name="T5">expo-sqlite</text:span>, utilize o seguinte comando:</text:p>
      <text:p text:style-name="P25"/>
      <text:p text:style-name="P25">npx expo install expo-sqlite</text:p>
      <text:p text:style-name="P54"/>
      <text:p text:style-name="P58"/>
      <text:p text:style-name="P58">Para instalar o <text:span text:style-name="T5">@react-navigation</text:span>, ver a seguinte página:</text:p>
      <text:p text:style-name="P58"><text:soft-page-break/></text:p>
      <text:p text:style-name="P58"><text:tab/><text:a xlink:type="simple" xlink:href="https://reactnavigation.org/docs/getting-started" text:style-name="Internet_20_link" text:visited-style-name="Visited_20_Internet_20_Link">https://reactnavigation.org/docs/getting-started</text:a></text:p>
      <text:p text:style-name="P58"/>
      <text:p text:style-name="P19"><text:span text:style-name="T23"><text:tab/>Instalar</text:span> @react-navigation/native <text:span text:style-name="T23">e</text:span> @react-navigation/native-stack<text:span text:style-name="T23"> com suas dependências</text:span></text:p>
      <text:p text:style-name="P60"/>
      <text:p text:style-name="P60">Para instalar <text:span text:style-name="T5">@react-natigation/bottom-tabs</text:span>, ver a seguinte página:</text:p>
      <text:p text:style-name="P62"/>
      <text:p text:style-name="P60"><text:tab/><text:a xlink:type="simple" xlink:href="https://reactnavigation.org/docs/bottom-tab-navigator/" text:style-name="Internet_20_link" text:visited-style-name="Visited_20_Internet_20_Link">https://reactnavigation.org/docs/bottom-tab-navigator/</text:a></text:p>
      <text:p text:style-name="P60"/>
      <text:p text:style-name="P61">Para instalar <text:span text:style-name="T5">@fontawesome</text:span> e suas libs, ver a seguinte página:</text:p>
      <text:p text:style-name="P61"/>
      <text:p text:style-name="P61"><text:tab/><text:a xlink:type="simple" xlink:href="https://origin.fontawesome.com/docs/web/use-with/react-native" text:style-name="Internet_20_link" text:visited-style-name="Visited_20_Internet_20_Link">https://origin.fontawesome.com/docs/web/use-with/react-native</text:a></text:p>
      <text:p text:style-name="P61"/>
      <text:p text:style-name="P61">Para instalar as outras libs, executar os seguintes comandos:</text:p>
      <text:p text:style-name="P61"/>
      <text:p text:style-name="P20">npm i <text:span text:style-name="T21">@</text:span>react-native-picker/picker</text:p>
      <text:p text:style-name="P20">npm i <text:span text:style-name="T21">@</text:span>react-native-community/dat<text:span text:style-name="T22">e</text:span>timepicker</text:p>
      <text:p text:style-name="P26">npm i react-native-bootsplash</text:p>
      <text:p text:style-name="P20">npm i react-native-<text:span text:style-name="T19">dialog</text:span></text:p>
      <text:p text:style-name="P20">npm i react-native-<text:span text:style-name="T19">snackbar</text:span></text:p>
      <text:p text:style-name="P23">npm i moment</text:p>
      <text:p text:style-name="P21"/>
      <text:p text:style-name="P22"/>
      <text:p text:style-name="P35"/>
      <text:p text:style-name="P36">Configurando o @react-navigation para evitar defeitos no aplicativo</text:p>
      <text:p text:style-name="P36"/>
      <text:p text:style-name="P43">Abra o arquivo: <text:span text:style-name="T5">android/app/src/main/java/com.cjapp/MainActivity.kt</text:span>, e altere como o seguinte:</text:p>
      <text:p text:style-name="P43"/>
      <text:p text:style-name="P57"><text:span text:style-name="Source_20_Text"><text:span text:style-name="T31">class</text:span></text:span><text:span text:style-name="Source_20_Text"><text:span text:style-name="T17"> MainActivity: </text:span></text:span><text:span text:style-name="Source_20_Text"><text:span text:style-name="T33">ReactActivity</text:span></text:span><text:span text:style-name="Source_20_Text"><text:span text:style-name="T17">() {</text:span></text:span><text:span text:style-name="Source_20_Text"><text:span text:style-name="T16"> <text:s/></text:span></text:span></text:p>
      <text:p text:style-name="P57"><text:span text:style-name="Source_20_Text"><text:span text:style-name="T34"><text:s text:c="2"/>// ...</text:span></text:span></text:p>
      <text:p text:style-name="P55"><text:span text:style-name="Source_20_Text"><text:span text:style-name="T16"><text:s text:c="2"/></text:span></text:span><text:span text:style-name="Source_20_Text"><text:span text:style-name="T30">override</text:span></text:span><text:span text:style-name="Source_20_Text"><text:span text:style-name="T16"> </text:span></text:span><text:span text:style-name="Source_20_Text"><text:span text:style-name="T30">fun</text:span></text:span><text:span text:style-name="Source_20_Text"><text:span text:style-name="T16"> </text:span></text:span><text:span text:style-name="Source_20_Text"><text:span text:style-name="T32">onCreate</text:span></text:span><text:span text:style-name="Source_20_Text"><text:span text:style-name="T16">(savedInstanceState: Bundle?) {</text:span></text:span></text:p>
      <text:p text:style-name="P55"><text:span text:style-name="Source_20_Text"><text:span text:style-name="T16"><text:s text:c="4"/></text:span></text:span><text:span text:style-name="Source_20_Text"><text:span text:style-name="T30">super</text:span></text:span><text:span text:style-name="Source_20_Text"><text:span text:style-name="T16">.</text:span></text:span><text:span text:style-name="Source_20_Text"><text:span text:style-name="T32">onCreate</text:span></text:span><text:span text:style-name="Source_20_Text"><text:span text:style-name="T16">(</text:span></text:span><text:span text:style-name="Source_20_Text"><text:span text:style-name="T30">null</text:span></text:span><text:span text:style-name="Source_20_Text"><text:span text:style-name="T16">)</text:span></text:span></text:p>
      <text:p text:style-name="P55"><text:span text:style-name="Source_20_Text"><text:span text:style-name="T16"><text:s text:c="2"/>}</text:span></text:span></text:p>
      <text:p text:style-name="P55"><text:span text:style-name="Source_20_Text"><text:span text:style-name="T16"><text:s text:c="2"/></text:span></text:span><text:span text:style-name="Source_20_Text"><text:span text:style-name="T34">// ...</text:span></text:span></text:p>
      <text:p text:style-name="P56"><text:span text:style-name="Source_20_Text"><text:span text:style-name="T16">}</text:span></text:span></text:p>
      <text:p text:style-name="P35"/>
      <text:p text:style-name="P84">Configurando o ícone do aplicativo</text:p>
      <text:p text:style-name="P34"/>
      <text:p text:style-name="P34"><text:span text:style-name="T25">Foi utilizado o seguinte comando para gerar o ícone do aplicativo:</text:span> </text:p>
      <text:p text:style-name="P33"/>
      <text:p text:style-name="P63"><text:span text:style-name="T5">npx icon-set-creator create </text:span><text:span text:style-name="T8">icon-and-splash.png</text:span></text:p>
      <text:p text:style-name="P88"/>
      <text:p text:style-name="P88"/>
      <text:p text:style-name="P89">Configurando o splash screen</text:p>
      <text:p text:style-name="P64"/>
      <text:p text:style-name="P41">Utilize o seguinte comando para instalar na pasta drawable a imagem de splash screen:</text:p>
      <text:p text:style-name="P41"/>
      <text:p text:style-name="P13">npx react-native generate-bootsplash icon-and-splash.png \</text:p>
      <text:p text:style-name="P14"><text:s text:c="2"/>--platforms=android,ios,web \</text:p>
      <text:p text:style-name="P14"><text:s text:c="2"/>--background=F5FCFF \</text:p>
      <text:p text:style-name="P14"><text:s text:c="2"/>--logo-width=100 \</text:p>
      <text:p text:style-name="P14"><text:s text:c="2"/>--assets-output=assets \</text:p>
      <text:p text:style-name="P14"><text:s text:c="2"/>--flavor=main \</text:p>
      <text:p text:style-name="P15"><text:s text:c="2"/>--html=index.htm<text:span text:style-name="T29">l</text:span></text:p>
      <text:p text:style-name="P42"/>
      <text:p text:style-name="P42"/>
      <text:p text:style-name="P42">Agora, é necessário configurar a <text:span text:style-name="T5">splashscreen</text:span> conforme a documentação encontrada em:</text:p>
      <text:p text:style-name="P42"/>
      <text:p text:style-name="P42"><text:tab/><text:a xlink:type="simple" xlink:href="https://github.com/zoontek/react-native-bootsplash" text:style-name="Internet_20_link" text:visited-style-name="Visited_20_Internet_20_Link">https://github.com/zoontek/react-native-bootsplash</text:a></text:p>
      <text:p text:style-name="P38"/>
      <text:p text:style-name="P38"/>
      <text:p text:style-name="P38"/>
      <text:p text:style-name="P37">Gerando o APK de debug e release</text:p>
      <text:p text:style-name="P65"/>
      <text:p text:style-name="P66">Utilize o arquivo <text:span text:style-name="T5">./build-and-install.sh </text:span>para gerar o <text:span text:style-name="T2">apk</text:span> conforme os seguintes comandos:</text:p>
      <text:p text:style-name="P66"/>
      <text:p text:style-name="P66">Para debug:</text:p>
      <text:p text:style-name="P66"/>
      <text:p text:style-name="P27"><text:tab/>./build-and-install.sh debug r</text:p>
      <text:p text:style-name="P66"/>
      <text:p text:style-name="P66">Para release:</text:p>
      <text:p text:style-name="P66"/>
      <text:p text:style-name="P27"><text:tab/>./build-and-install.sh release r</text:p>
      <text:p text:style-name="P66"/>
      <text:p text:style-name="P67"><text:span text:style-name="T2">Atenção: </text:span>A opção “r” significa <text:span text:style-name="T5">“reinstall”</text:span>, para reinstalar o aplicativo em seu celular. Para utilizar esta opção, certifique-se de que o telefone está conectado via cabo ao computador e permita pelo celular o acesso via computador.</text:p>
      <text:p text:style-name="P66"/>
      <text:p text:style-name="P66">Se quiser apenas fazer <text:span text:style-name="T2">build</text:span> sem instalar no celular, basta não colocar a opção <text:span text:style-name="T5">“r”</text:span> no final conforme o seguinte:</text:p>
      <text:p text:style-name="P28"/>
      <text:p text:style-name="P28">./build-and-install.sh debug</text:p>
      <text:p text:style-name="P28">./build-and-install.sh release</text:p>
      <text:p text:style-name="P66"/>
      <text:p text:style-name="P66"/>
      <text:p text:style-name="P72"><text:span text:style-name="T37">Obs:</text:span><text:span text:style-name="T28"> </text:span><text:span text:style-name="T38">continua na página seguinte….</text:span></text:p>
      <text:p text:style-name="P90">Configurações adicionais para versão RELEASE</text:p>
      <text:p text:style-name="P66"/>
      <text:p text:style-name="P68">Para a versão release é necessário o arquivo <text:span text:style-name="T35">de assinatura com extensão .keystore. Para gerá-lo utilize o arquvo </text:span><text:span text:style-name="T9">./gen-keystore.sh </text:span><text:span text:style-name="T35">com o seguinte comando:</text:span></text:p>
      <text:p text:style-name="P68"/>
      <text:p text:style-name="P29">./<text:span text:style-name="T35">gen-keystore.sh</text:span></text:p>
      <text:p text:style-name="P68"/>
      <text:p text:style-name="P72">isto gerará o arquivo de nome <text:span text:style-name="T5">android/app/release.keystore</text:span> que deve ser configurado no arquivo <text:span text:style-name="T5">android/app/build.gradle</text:span> conforme a seguir:</text:p>
      <text:p text:style-name="P72"/>
      <text:p text:style-name="P72"><text:tab/>Localize o seguinte:</text:p>
      <text:p text:style-name="P72"/>
      <text:p text:style-name="P72">android {</text:p>
      <text:p text:style-name="P72"><text:tab/>…</text:p>
      <text:p text:style-name="P72"><text:tab/>signingConfigs {</text:p>
      <text:p text:style-name="P72"><text:tab/><text:tab/>…</text:p>
      <text:p text:style-name="P72"><text:tab/><text:tab/>debug {</text:p>
      <text:p text:style-name="P72"><text:tab/><text:tab/><text:tab/>…</text:p>
      <text:p text:style-name="P72"><text:tab/><text:tab/>}</text:p>
      <text:p text:style-name="P72"><text:tab/><text:tab/>// adicione aqui o seguinte:</text:p>
      <text:p text:style-name="P72"><text:tab/><text:tab/><text:span text:style-name="T39">release {</text:span></text:p>
      <text:p text:style-name="P74"><text:tab/><text:tab/><text:tab/>storeFile file('release.keystore')</text:p>
      <text:p text:style-name="P74"><text:s text:c="10"/><text:tab/><text:tab/><text:tab/>storePassword '221088'</text:p>
      <text:p text:style-name="P74"><text:s text:c="12"/><text:tab/><text:tab/>keyAlias 'release'</text:p>
      <text:p text:style-name="P74"><text:s text:c="12"/><text:tab/><text:tab/>keyPassword '221088'</text:p>
      <text:p text:style-name="P74"><text:tab/><text:tab/>}</text:p>
      <text:p text:style-name="P68"><text:tab/><text:tab/>// <text:span text:style-name="T36">Substituindo os dados pelos conforme a criação do arquivo “release.keystore”</text:span></text:p>
      <text:p text:style-name="P68"><text:tab/><text:span text:style-name="T36">}</text:span></text:p>
      <text:p text:style-name="P68"/>
      <text:p text:style-name="P72"/>
      <text:p text:style-name="P72"/>
      <text:p text:style-name="P73">buildTypes {</text:p>
      <text:p text:style-name="P73"><text:tab/>debug { … }</text:p>
      <text:p text:style-name="P73"><text:tab/>release {</text:p>
      <text:p text:style-name="P73"><text:s text:c="12"/><text:tab/><text:span text:style-name="T39">debuggable true <text:s text:c="2"/></text:span><text:span text:style-name="T5">// <text:s/>necessário para acessar os dados do aplicativo via: </text:span></text:p>
      <text:p text:style-name="P86"><text:tab/><text:tab/><text:tab/><text:tab/> <text:s text:c="4"/>// <text:s/>adb shell run-as</text:p>
      <text:p text:style-name="P73"><text:s text:c="12"/></text:p>
      <text:p text:style-name="P73"><text:s text:c="12"/><text:tab/>signingConfig <text:span text:style-name="T39">signingConfigs.release</text:span></text:p>
      <text:p text:style-name="P73"><text:tab/><text:tab/>…</text:p>
      <text:p text:style-name="P73"><text:tab/>}</text:p>
      <text:p text:style-name="P73">}</text:p>
      <text:p text:style-name="P75"><text:tab/>…</text:p>
      <text:p text:style-name="P75">}</text:p>
      <text:p text:style-name="P75"/>
      <text:p text:style-name="P75">Um tutorial explicando como gerar a chave .keystore e configurar o arquivo acima pode ser encontrado em:</text:p>
      <text:p text:style-name="P75"/>
      <text:p text:style-name="P46"><text:tab/><text:a xlink:type="simple" xlink:href="https://reactnative.dev/docs/signed-apk-android" text:style-name="Internet_20_link" text:visited-style-name="Visited_20_Internet_20_Link">https://reactnative.dev/docs/signed-apk-android</text:a></text:p>
      <text:p text:style-name="P46"/>
      <text:p text:style-name="P50"/>
      <text:p text:style-name="P50"/>
      <text:p text:style-name="P50"/>
      <text:p text:style-name="P51"><text:soft-page-break/>Problema com o METRO-CONFIG</text:p>
      <text:p text:style-name="P51"/>
      <text:p text:style-name="P47">Pode ser necessário desfazer uma alteração feita automaticamente com a instalação dos <text:span text:style-name="T5">módulos expo</text:span>. Então faça o seguinte:</text:p>
      <text:p text:style-name="P47"/>
      <text:p text:style-name="P47"><text:tab/>No arquivo <text:span text:style-name="T5">metro.config.js</text:span>, comente as linhas:</text:p>
      <text:p text:style-name="P47"/>
      <text:p text:style-name="P71">//const { getDefaultConfig } = require('expo/metro-config');</text:p>
      <text:p text:style-name="P70">//const { mergeConfig } = require('@react-native/metro-config');</text:p>
      <text:p text:style-name="P47"/>
      <text:p text:style-name="P47"><text:tab/>E, abaixo ou acima das linhas comentadas, adicione a linha:</text:p>
      <text:p text:style-name="P47"/>
      <text:p text:style-name="P69"><text:span text:style-name="T47">const</text:span> {<text:span text:style-name="T48">getDefaultConfig</text:span>, <text:span text:style-name="T48">mergeConfig</text:span>} <text:span text:style-name="T49">=</text:span> <text:span text:style-name="T50">require</text:span>(<text:span text:style-name="T51">'@react-native/metro-config'</text:span>);</text:p>
      <text:p text:style-name="P50"/>
      <text:p text:style-name="P50"/>
      <text:p text:style-name="P50">Tornando o aplicativo de <text:span text:style-name="T46">release</text:span> em produção <text:span text:style-name="T46">DEBUGÁVEL</text:span></text:p>
      <text:p text:style-name="P46"/>
      <text:p text:style-name="P46">Para fazer isso, basta localizar no arquivo <text:span text:style-name="T5">android/app/build.gradle</text:span> o seguinte: </text:p>
      <text:p text:style-name="P46"><text:span text:style-name="T40">android &gt; buildTypes &gt; release</text:span>, e adicionar a opção <text:span text:style-name="T5">debuggable</text:span> com valor <text:span text:style-name="T5">false</text:span> ou <text:span text:style-name="T5">true.</text:span></text:p>
      <text:p text:style-name="P46"/>
      <text:p text:style-name="P46">Se o valor for false, então não será possível acessar os dados da aplicação como, por exemplo, o banco de dados em formato sqlite.</text:p>
      <text:p text:style-name="P46"/>
      <text:p text:style-name="P46">Se o valor de <text:span text:style-name="T5">debuggable</text:span> for <text:span text:style-name="T5">true</text:span>, então será possível fazer o seguinte:</text:p>
      <text:p text:style-name="P46"/>
      <text:p text:style-name="P16">adb shell </text:p>
      <text:p text:style-name="P46"><text:span text:style-name="T5">$ </text:span><text:span text:style-name="T39">run-as com.cjapp </text:span><text:span text:style-name="T5">cp </text:span><text:span text:style-name="T10">/data/user/0/com.cjapp/files/SQLite/cjapp.db /</text:span><text:span text:style-name="T11">sdcard/Android/obb/cjapp.db</text:span></text:p>
      <text:p text:style-name="P75"/>
      <text:p text:style-name="P4"/>
      <text:p text:style-name="P4"/>
      <text:p text:style-name="P4"/>
      <text:p text:style-name="P8">O banco de dados SQLite</text:p>
      <text:p text:style-name="P75"/>
      <text:p text:style-name="P75">Como visto acima, o banco de dados tem nome cjapp.db e está localizado em: <text:span text:style-name="T12">/data/user/0/com.cjapp/files/SQLite/cjapp.db </text:span><text:span text:style-name="T24">ou</text:span><text:span text:style-name="T12"> /data/data/com.cjapp/files/SQLite/cjapp.db</text:span></text:p>
      <text:p text:style-name="P87"/>
      <text:p text:style-name="P52"><text:span text:style-name="T43">Para copiar o banco de dados </text:span><text:span text:style-name="T42">do celular para o</text:span><text:span text:style-name="T43"> </text:span><text:span text:style-name="T42">computador</text:span><text:span text:style-name="T43"> </text:span><text:span text:style-name="T45">no </text:span><text:span text:style-name="T44">diretório atual, </text:span><text:span text:style-name="T43">faça:</text:span></text:p>
      <text:p text:style-name="P75"/>
      <text:p text:style-name="P16">adb shell </text:p>
      <text:p text:style-name="P46"><text:span text:style-name="T10">$ </text:span><text:span text:style-name="T41">run-as com.cjapp </text:span><text:span text:style-name="T10">cp /data/user/0/com.cjapp/files/SQLite/cjapp.db /sdcard/Android/obb/cjapp.db</text:span></text:p>
      <text:p text:style-name="P87"/>
      <text:p text:style-name="P48"><text:span text:style-name="T5">adb </text:span><text:span text:style-name="T13">pull </text:span><text:span text:style-name="T5">/sdcard/Android/obb/cjapp.db .</text:span></text:p>
      <text:p text:style-name="P48"/>
      <text:p text:style-name="P49">Para copiar o banco de dados da pasta local <text:span text:style-name="T39">do computador para o celular,</text:span> faça:</text:p>
      <text:p text:style-name="P49"/>
      <text:p text:style-name="P49"><text:span text:style-name="T5">adb push cjapp.db </text:span><text:span text:style-name="T14">/sdcard/Android/obb/cjapp.db</text:span></text:p>
      <text:p text:style-name="P49"/>
      <text:p text:style-name="P17">adb shell </text:p>
      <text:p text:style-name="P48"><text:span text:style-name="T5">$ </text:span><text:span text:style-name="T39">run-as com.cjapp </text:span><text:span text:style-name="T5">cp /sdcard/Android/obb/cjapp.db /data/user/0/com.cjapp/files/SQLite/cjapp.db</text:span></text:p>
      <text:p text:style-name="P58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4:45:21.354453641</meta:creation-date>
    <dc:date>2024-02-18T13:14:05.503077794</dc:date>
    <meta:editing-duration>PT5H2M14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6" meta:paragraph-count="159" meta:word-count="965" meta:character-count="7709" meta:non-whitespace-character-count="6753"/>
  </office:meta>
</office:document-meta>
</file>